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3cm" style:rel-column-width="3481*"/>
    </style:style>
    <style:style style:name="Tabuľka1.B" style:family="table-column">
      <style:table-column-properties style:column-width="3.15cm" style:rel-column-width="12145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5cm" style:rel-column-width="723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3" style:family="table-row">
      <style:table-row-properties style:min-row-height="1.007cm" fo:background-color="transparent" fo:keep-together="auto">
        <style:background-image/>
      </style:table-row-properties>
    </style:style>
    <style:style style:name="Tabuľka1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G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0.995cm" style:rel-column-width="3833*"/>
    </style:style>
    <style:style style:name="Tabuľka2.B" style:family="table-column">
      <style:table-column-properties style:column-width="3.327cm" style:rel-column-width="12817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5cm" style:rel-column-width="9924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6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8</text:p>
      <text:p text:style-name="P2"/>
      <text:p text:style-name="P3">Dátum stretnutia:<text:span text:style-name="T1"><text:tab/>26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</text:span> Bc. Peter Cích<text:tab/><text:tab/><text:span text:style-name="T2">Vypracované dňa:</text:span> 26. 11. 2007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o posudku tímu č. 12 a prototype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1">diskusia o obsahu a štruktúre nášho posudku – v budúcom posudku je vhodnejšie uviesť posudok obsahu pred posudkom formálnej stránky</text:p>
        </text:list-item>
        <text:list-item>
          <text:p text:style-name="P11">rozobratie posudku tímu č. 12 na náš projekt</text:p>
        </text:list-item>
        <text:list-item>
          <text:p text:style-name="P11">doc. Minárová navrhla vypracovať reakciu na posudok – bude obsahovať vyjadrenie k pripomienkam z posudku</text:p>
        </text:list-item>
        <text:list-item>
          <text:p text:style-name="P11">diskusia s doc. Minárovou o termínoch a spôsobe odovzdávania prototypu</text:p>
          <text:list>
            <text:list-item>
              <text:p text:style-name="P11">návrh spojiť prezentáciu prototypu s jeho odovzdávaním</text:p>
            </text:list-item>
            <text:list-item>
              <text:p text:style-name="P11">odporúčanie vypracovať posudok prototypu čo najskôr po prezentácii</text:p>
            </text:list-item>
          </text:list>
        </text:list-item>
        <text:list-item>
          <text:p text:style-name="P11">doc. Minárová navrhla dohodnúť sa čo najskôr s konkurenčným tímom na spolupráci</text:p>
        </text:list-item>
        <text:list-item>
          <text:p text:style-name="P11">diskusia v rámci tímu o možnostiach spolupráce – prevláda názor riešiť projekt samostatne</text:p>
        </text:list-item>
        <text:list-item>
          <text:p text:style-name="P11">študovanie posudku na náš projekt</text:p>
        </text:list-item>
        <text:list-item>
          <text:p text:style-name="P11">práca na implementácii - LDAP autentifikácia v CakePHP</text:p>
        </text:list-item>
      </text:list>
      <text:p text:style-name="P10"/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2">ID</text:p>
          </table:table-cell>
          <table:table-cell table:style-name="Tabuľka1.A1" office:value-type="string">
            <text:p text:style-name="P12">Člen tímu</text:p>
          </table:table-cell>
          <table:table-cell table:style-name="Tabuľka1.A1" office:value-type="string">
            <text:p text:style-name="P12">Úloha</text:p>
          </table:table-cell>
          <table:table-cell table:style-name="Tabuľka1.A1" office:value-type="string">
            <text:p text:style-name="P12">Začiatok</text:p>
          </table:table-cell>
          <table:table-cell table:style-name="Tabuľka1.A1" office:value-type="string">
            <text:p text:style-name="P12">Koniec</text:p>
          </table:table-cell>
          <table:table-cell table:style-name="Tabuľka1.A1" office:value-type="string">
            <text:p text:style-name="P12">Reálne ukončenie</text:p>
          </table:table-cell>
          <table:table-cell table:style-name="Tabuľka1.G1" office:value-type="string">
            <text:p text:style-name="P12">Stav</text:p>
          </table:table-cell>
        </table:table-row>
        <table:table-row table:style-name="Tabuľka1.2">
          <table:table-cell table:style-name="Tabuľka1.A2" office:value-type="string">
            <text:p text:style-name="P13">4.1</text:p>
          </table:table-cell>
          <table:table-cell table:style-name="Tabuľka1.A2" office:value-type="string">
            <text:p text:style-name="P14">JG</text:p>
          </table:table-cell>
          <table:table-cell table:style-name="Tabuľka1.A2" office:value-type="string">
            <text:p text:style-name="P15">dohodnúť sa s paralelným tímom na spoločnom modeli databázy, prípadne iných skutočnostiach</text:p>
          </table:table-cell>
          <table:table-cell table:style-name="Tabuľka1.A2" office:value-type="string">
            <text:p text:style-name="P14">29. 10. 07</text:p>
          </table:table-cell>
          <table:table-cell table:style-name="Tabuľka1.A2" office:value-type="string">
            <text:p text:style-name="P14">5. 11. 07</text:p>
          </table:table-cell>
          <table:table-cell table:style-name="Tabuľka1.A2" office:value-type="string">
            <text:p text:style-name="P14">-</text:p>
          </table:table-cell>
          <table:table-cell table:style-name="Tabuľka1.G2" office:value-type="string">
            <text:p text:style-name="P14">prebieha</text:p>
          </table:table-cell>
        </table:table-row>
        <table:table-row table:style-name="Tabuľka1.3">
          <table:table-cell table:style-name="Tabuľka1.A2" office:value-type="string">
            <text:p text:style-name="P16">6.2</text:p>
          </table:table-cell>
          <table:table-cell table:style-name="Tabuľka1.A2" office:value-type="string">
            <text:p text:style-name="P17">doc. Ing. Jana Minárová, PhD.</text:p>
          </table:table-cell>
          <table:table-cell table:style-name="Tabuľka1.A2" office:value-type="string">
            <text:p text:style-name="P18">pripraviť si stretnutie s Ing. Filkornom</text:p>
          </table:table-cell>
          <table:table-cell table:style-name="Tabuľka1.A2" office:value-type="string">
            <text:p text:style-name="P17">12. 11. 07</text:p>
          </table:table-cell>
          <table:table-cell table:style-name="Tabuľka1.E3" office:value-type="string">
            <text:p text:style-name="P17">19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2" office:value-type="string">
            <text:p text:style-name="P13">7.1</text:p>
          </table:table-cell>
          <table:table-cell table:style-name="Tabuľka1.E3" office:value-type="string">
            <text:p text:style-name="P17">JG</text:p>
          </table:table-cell>
          <table:table-cell table:style-name="Tabuľka1.E3" office:value-type="string">
            <text:p text:style-name="P18">vyriešiť spojenie s LDAP serverom</text:p>
          </table:table-cell>
          <table:table-cell table:style-name="Tabuľka1.E3" office:value-type="string">
            <text:p text:style-name="P17">19. 11. 07</text:p>
          </table:table-cell>
          <table:table-cell table:style-name="Tabuľka1.E3" office:value-type="string">
            <text:p text:style-name="P17">26. 11. 07</text:p>
          </table:table-cell>
          <table:table-cell table:style-name="Tabuľka1.E3" office:value-type="string">
            <text:p text:style-name="P17">-</text:p>
          </table:table-cell>
          <table:table-cell table:style-name="Tabuľka1.G4" office:value-type="string">
            <text:p text:style-name="P17">prebieha</text:p>
          </table:table-cell>
        </table:table-row>
        <table:table-row table:style-name="Tabuľka1.4">
          <table:table-cell table:style-name="Tabuľka1.A2" office:value-type="string">
            <text:p text:style-name="P13">7.2</text:p>
          </table:table-cell>
          <table:table-cell table:style-name="Tabuľka1.E3" office:value-type="string">
            <text:p text:style-name="P17">JHO</text:p>
          </table:table-cell>
          <table:table-cell table:style-name="Tabuľka1.E3" office:value-type="string">
            <text:p text:style-name="P18">implementovať modul noviniek</text:p>
          </table:table-cell>
          <table:table-cell table:style-name="Tabuľka1.E3" office:value-type="string">
            <text:p text:style-name="P17">19. 11. 07</text:p>
          </table:table-cell>
          <table:table-cell table:style-name="Tabuľka1.E3" office:value-type="string">
            <text:p text:style-name="P17">3. 12. 07</text:p>
          </table:table-cell>
          <table:table-cell table:style-name="Tabuľka1.E3" office:value-type="string">
            <text:p text:style-name="P17">-</text:p>
          </table:table-cell>
          <table:table-cell table:style-name="Tabuľka1.G4" office:value-type="string">
            <text:p text:style-name="P17">prebieha</text:p>
          </table:table-cell>
        </table:table-row>
        <table:table-row table:style-name="Tabuľka1.4">
          <table:table-cell table:style-name="Tabuľka1.A2" office:value-type="string">
            <text:p text:style-name="P13">7.3</text:p>
          </table:table-cell>
          <table:table-cell table:style-name="Tabuľka1.E3" office:value-type="string">
            <text:p text:style-name="P17">ĽB</text:p>
          </table:table-cell>
          <table:table-cell table:style-name="Tabuľka1.E3" office:value-type="string">
            <text:p text:style-name="P18">doplniť modul profilov</text:p>
          </table:table-cell>
          <table:table-cell table:style-name="Tabuľka1.E3" office:value-type="string">
            <text:p text:style-name="P17">19. 11. 07</text:p>
          </table:table-cell>
          <table:table-cell table:style-name="Tabuľka1.E3" office:value-type="string">
            <text:p text:style-name="P17">3. 12. 07</text:p>
          </table:table-cell>
          <table:table-cell table:style-name="Tabuľka1.E3" office:value-type="string">
            <text:p text:style-name="P17">-</text:p>
          </table:table-cell>
          <table:table-cell table:style-name="Tabuľka1.G4" office:value-type="string">
            <text:p text:style-name="P17">prebieha</text:p>
          </table:table-cell>
        </table:table-row>
        <table:table-row table:style-name="Tabuľka1.4">
          <table:table-cell table:style-name="Tabuľka1.A2" office:value-type="string">
            <text:p text:style-name="P13">7.4</text:p>
          </table:table-cell>
          <table:table-cell table:style-name="Tabuľka1.E3" office:value-type="string">
            <text:p text:style-name="P17">JG</text:p>
          </table:table-cell>
          <table:table-cell table:style-name="Tabuľka1.E3" office:value-type="string">
            <text:p text:style-name="P18">požiadať o prístup k stroju na prevádzku a tvorbu nášho systému</text:p>
          </table:table-cell>
          <table:table-cell table:style-name="Tabuľka1.E3" office:value-type="string">
            <text:p text:style-name="P17">19. 11. 07</text:p>
          </table:table-cell>
          <table:table-cell table:style-name="Tabuľka1.E3" office:value-type="string">
            <text:p text:style-name="P17">26. 11. 07</text:p>
          </table:table-cell>
          <table:table-cell table:style-name="Tabuľka1.E3" office:value-type="string">
            <text:p text:style-name="P17">21. 11. 07</text:p>
          </table:table-cell>
          <table:table-cell table:style-name="Tabuľka1.G4" office:value-type="string">
            <text:p text:style-name="P17">ukončené</text:p>
          </table:table-cell>
        </table:table-row>
        <table:table-row table:style-name="Tabuľka1.4">
          <table:table-cell table:style-name="Tabuľka1.A2" office:value-type="string">
            <text:p text:style-name="P13">7.5</text:p>
          </table:table-cell>
          <table:table-cell table:style-name="Tabuľka1.E3" office:value-type="string">
            <text:p text:style-name="P17">JHE, PC</text:p>
          </table:table-cell>
          <table:table-cell table:style-name="Tabuľka1.E3" office:value-type="string">
            <text:p text:style-name="P18">vypracovanie posudku </text:p>
          </table:table-cell>
          <table:table-cell table:style-name="Tabuľka1.E3" office:value-type="string">
            <text:p text:style-name="P17">19. 11. 07</text:p>
          </table:table-cell>
          <table:table-cell table:style-name="Tabuľka1.E3" office:value-type="string">
            <text:p text:style-name="P17">23. 11. 07</text:p>
          </table:table-cell>
          <table:table-cell table:style-name="Tabuľka1.E3" office:value-type="string">
            <text:p text:style-name="P17">23. 11. 07</text:p>
          </table:table-cell>
          <table:table-cell table:style-name="Tabuľka1.G4" office:value-type="string">
            <text:p text:style-name="P17">ukončené</text:p>
          </table:table-cell>
        </table:table-row>
      </table:table>
      <text:p text:style-name="P19"/>
      <text:h text:style-name="Heading_20_1" text:outline-level="1">Stanovenie nových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2">ID</text:p>
          </table:table-cell>
          <table:table-cell table:style-name="Tabuľka2.A1" office:value-type="string">
            <text:p text:style-name="P12">Člen tímu</text:p>
          </table:table-cell>
          <table:table-cell table:style-name="Tabuľka2.A1" office:value-type="string">
            <text:p text:style-name="P12">Úloha</text:p>
          </table:table-cell>
          <table:table-cell table:style-name="Tabuľka2.A1" office:value-type="string">
            <text:p text:style-name="P12">Začiatok</text:p>
          </table:table-cell>
          <table:table-cell table:style-name="Tabuľka2.E1" office:value-type="string">
            <text:p text:style-name="P12">Koniec</text:p>
          </table:table-cell>
        </table:table-row>
        <table:table-row>
          <table:table-cell table:style-name="Tabuľka2.A2" office:value-type="string">
            <text:p text:style-name="P13">8.1</text:p>
          </table:table-cell>
          <table:table-cell table:style-name="Tabuľka2.A2" office:value-type="string">
            <text:p text:style-name="P13">PC</text:p>
          </table:table-cell>
          <table:table-cell table:style-name="Tabuľka2.A2" office:value-type="string">
            <text:p text:style-name="P9">vypracovanie plánu implementácie prototypu</text:p>
          </table:table-cell>
          <table:table-cell table:style-name="Tabuľka2.A2" office:value-type="string">
            <text:p text:style-name="P13">26. 11. 07</text:p>
          </table:table-cell>
          <table:table-cell table:style-name="Tabuľka2.E2" office:value-type="string">
            <text:p text:style-name="P13">3. 12. 07</text:p>
          </table:table-cell>
        </table:table-row>
        <table:table-row>
          <table:table-cell table:style-name="Tabuľka2.A2" office:value-type="string">
            <text:p text:style-name="P13">8.2</text:p>
          </table:table-cell>
          <table:table-cell table:style-name="Tabuľka2.A2" office:value-type="string">
            <text:p text:style-name="P13">JHE, PC</text:p>
          </table:table-cell>
          <table:table-cell table:style-name="Tabuľka2.A2" office:value-type="string">
            <text:p text:style-name="P9">vypracovať reakciu na posudok</text:p>
          </table:table-cell>
          <table:table-cell table:style-name="Tabuľka2.A2" office:value-type="string">
            <text:p text:style-name="P13">26. 11. 07</text:p>
          </table:table-cell>
          <table:table-cell table:style-name="Tabuľka2.E2" office:value-type="string">
            <text:p text:style-name="P13">3. 12. 07</text:p>
          </table:table-cell>
        </table:table-row>
        <table:table-row>
          <table:table-cell table:style-name="Tabuľka2.A2" office:value-type="string">
            <text:p text:style-name="P13">8.3</text:p>
          </table:table-cell>
          <table:table-cell table:style-name="Tabuľka2.A2" office:value-type="string">
            <text:p text:style-name="P13">JHE</text:p>
          </table:table-cell>
          <table:table-cell table:style-name="Tabuľka2.A2" office:value-type="string">
            <text:p text:style-name="P9">dohodnúť sa na stretnutí s tímom č. 12 ohľadom spolupráce</text:p>
          </table:table-cell>
          <table:table-cell table:style-name="Tabuľka2.A2" office:value-type="string">
            <text:p text:style-name="P13">26. 11. 07</text:p>
          </table:table-cell>
          <table:table-cell table:style-name="Tabuľka2.E2" office:value-type="string">
            <text:p text:style-name="P13">3. 12. 07</text:p>
          </table:table-cell>
        </table:table-row>
        <table:table-row>
          <table:table-cell table:style-name="Tabuľka2.A2" office:value-type="string">
            <text:p text:style-name="P13">8.4</text:p>
          </table:table-cell>
          <table:table-cell table:style-name="Tabuľka2.A2" office:value-type="string">
            <text:p text:style-name="P13">PF</text:p>
          </table:table-cell>
          <table:table-cell table:style-name="Tabuľka2.A2" office:value-type="string">
            <text:p text:style-name="P9">implementovať modul štatistiky</text:p>
          </table:table-cell>
          <table:table-cell table:style-name="Tabuľka2.A2" office:value-type="string">
            <text:p text:style-name="P13">26. 11. 07</text:p>
          </table:table-cell>
          <table:table-cell table:style-name="Tabuľka2.E2" office:value-type="string">
            <text:p text:style-name="P13">10. 12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11-26T11:13:17</meta:creation-date>
    <dc:date>2007-11-26T12:04:01</dc:date>
    <dc:language>sk-SK</dc:language>
    <meta:editing-cycles>5</meta:editing-cycles>
    <meta:editing-duration>PT50M4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4" meta:word-count="369" meta:character-count="2152"/>
  </office:meta>
</office:document-meta>
</file>